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grafic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DOMFocusIn" xlink:href="vnd.sun.star.script:Standard.Module1.Graficando1?language=Basic&amp;location=application" xlink:type="simple"/>
    </office:event-listeners>
  </office:scripts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689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6.442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size="12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Tipo Producto</text:p>
          </table:table-cell>
          <table:table-cell table:style-name="ce1" office:value-type="string" calcext:value-type="string">
            <text:p>Descripción</text:p>
          </table:table-cell>
          <table:table-cell office:value-type="string" calcext:value-type="string">
            <text:p><text:a xlink:href="relatorio://detalles.__len__()" xlink:type="simple">detalles.__len__()</text:a></text:p>
          </table:table-cell>
        </table:table-row>
        <table:table-row table:style-name="ro2">
          <table:table-cell table:style-name="ce2" office:value-type="string" calcext:value-type="string">
            <text:p><text:span text:style-name="T1"><text:a xlink:href="relatorio://for%20each=%22item%20in%20detalles%22" xlink:type="simple">1for each="item in detalles"</text:a></text:span>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<text:a xlink:href="relatorio://item.producto.nombre" xlink:type="simple">item.producto.nombre</text:a> </text:p>
          </table:table-cell>
          <table:table-cell table:style-name="ce4" office:value-type="string" calcext:value-type="string">
            <text:p><text:a xlink:href="relatorio://item.cantidad" xlink:type="simple">item.cantidad</text:a></text:p>
          </table:table-cell>
          <table:table-cell table:style-name="ce6" office:value-type="string" calcext:value-type="string">
            <text:p><text:a xlink:href="relatorio://item.producto.tipoProducto" xlink:type="simple">item.producto.tipoProducto</text:a></text:p>
          </table:table-cell>
          <table:table-cell table:style-name="ce1" office:value-type="string" calcext:value-type="string">
            <text:p><text:a xlink:href="relatorio://item.producto.descripcion" xlink:type="simple">item.producto.descripcion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relatorio:///for" xlink:type="simple">3/for</text:a></text:p>
          </table:table-cell>
          <table:table-cell table:number-columns-repeated="3"/>
          <table:table-cell table:style-name="ce1"/>
        </table:table-row>
        <table:table-row table:style-name="ro3" table:number-rows-repeated="5">
          <table:table-cell table:number-columns-repeated="5"/>
        </table:table-row>
        <table:table-row table:style-name="ro3">
          <table:table-cell/>
          <table:table-cell table:style-name="ce1"/>
          <table:table-cell table:number-columns-repeated="3"/>
        </table:table-row>
        <table:table-row table:style-name="ro3">
          <table:table-cell/>
          <table:table-cell table:style-name="ce5"/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3">
          <table:table-cell table:number-columns-repeated="2"/>
          <table:table-cell table:style-name="ce1"/>
          <table:table-cell table:number-columns-repeated="2"/>
        </table:table-row>
        <table:table-row table:style-name="ro3" table:number-rows-repeated="83">
          <table:table-cell table:number-columns-repeated="5"/>
        </table:table-row>
        <table:table-row table:style-name="ro3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0:05:44.151551215</meta:creation-date>
    <meta:generator>LibreOffice/4.1.1.2$Linux_X86_64 LibreOffice_project/410m0$Build-2</meta:generator>
    <dc:date>2013-09-25T22:03:37.174411583</dc:date>
    <meta:editing-duration>PT2H3M9S</meta:editing-duration>
    <meta:editing-cycles>78</meta:editing-cycles>
    <meta:document-statistic meta:table-count="1" meta:cell-count="13" meta:object-count="0"/>
  </office:meta>
</office:document-meta>
</file>

<file path=Basic/Standard/grafico.xml><?xml version="1.0" encoding="utf-8"?>
<!DOCTYPE module  PUBLIC '-//OpenOffice.org//DTD OfficeDocument 1.0//EN'  'module.dtd'>
<script:module xmlns:script="http://openoffice.org/2000/script" script:name="grafico" script:language="StarBasic">Sub Graficando1() 
 Dim oHojaActiva As Object
 Dim oGraficos As Object
 Dim mRangos(0)
 Dim sNombre As String
 Dim oRec As New com.sun.star.awt.Rectangle
 Dim oDir As New com.sun.star.table.CellRangeAddress
 
     'Acceso a la hoja activa
     oHojaActiva = ThisComponent.getCurrentController.getActiveSheet() 
     'El nombre de nuestro gráfico
     sNombre = "Grafico02"
     'El tamaño y la posición del nuevo gráfico, todas las medidas
     'en centésimas de milímetro
     With oRec
         .X = 5500            'Distancia desde la izquierda de la hoja
         .Y = 0            'Distancia desde la parte superior
         .Width = 10000        'El ancho del gráfico
         .Height = 10000        'El alto del gráfico
     End With
     'La dirección del rango de datos para el gráfico
     With oDir
         .Sheet = oHojaActiva.getRangeAddress.Sheet
         .StartColumn = 0
         .EndColumn = 1
         .StartRow = 0
         .EndRow = 5
     End With
     'Es una matriz de rangos, pues se pueden establecer más de uno
     mRangos(0) = oDir
     'Accedemos al conjunto de todos los gráficos de la hoja
     oGraficos = oHojaActiva.getCharts()
     'Verificamos que no exista el nombre
     If oGraficos.hasByName( sNombre ) Then
         MsgBox "Ya existe este nombre de gráfico, escoge otro"
     Else
         'Si no existe lo agregamos
         oGraficos.addNewByName(sNombre, oRec, mRangos, True, True)
     End If
 
 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rafic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